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6.625in" style:page-number="auto" table:align="margins"/>
    </style:style>
    <style:style style:name="Table1.A" style:family="table-column">
      <style:table-column-properties style:column-width="3.3125in" style:rel-column-width="4986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Heading" style:master-page-name="">
      <loext:graphic-properties draw:fill="none"/>
      <style:paragraph-properties fo:margin-left="0in" fo:margin-right="0in" fo:margin-top="0.1665in" fo:margin-bottom="0.0835in" style:contextual-spacing="false" fo:text-indent="0.4366in" style:auto-text-indent="false" style:page-number="auto" fo:break-before="page" fo:background-color="transparent" fo:keep-with-next="always">
        <style:tab-stops>
          <style:tab-stop style:position="0.4374in"/>
        </style:tab-stops>
      </style:paragraph-properties>
    </style:style>
    <style:style style:name="P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25in" style:auto-text-indent="false" fo:background-color="transparent"/>
    </style:style>
    <style:style style:name="P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25in" style:auto-text-indent="false" fo:background-color="transparent"/>
      <style:text-properties officeooo:paragraph-rsid="00351ed2"/>
    </style:style>
    <style:style style:name="P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25in" style:auto-text-indent="false" fo:background-color="transparent"/>
      <style:text-properties officeooo:paragraph-rsid="00353ef0"/>
    </style:style>
    <style:style style:name="P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25in" style:auto-text-indent="false" fo:background-color="transparent"/>
      <style:text-properties officeooo:paragraph-rsid="0035980b"/>
    </style:style>
    <style:style style:name="P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end" style:justify-single-word="false" fo:text-indent="0.25in" style:auto-text-indent="false" fo:background-color="transparent"/>
      <style:text-properties officeooo:paragraph-rsid="0035980b"/>
    </style:style>
    <style:style style:name="P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end" style:justify-single-word="false" fo:text-indent="0.25in" style:auto-text-indent="false" fo:background-color="transparent"/>
      <style:text-properties officeooo:paragraph-rsid="00381152"/>
    </style:style>
    <style:style style:name="P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25in" style:auto-text-indent="false" fo:background-color="transparent"/>
      <style:text-properties officeooo:rsid="00353ef0" officeooo:paragraph-rsid="00353ef0"/>
    </style:style>
    <style:style style:name="P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25in" style:auto-text-indent="false" fo:background-color="transparent"/>
      <style:text-properties officeooo:rsid="003a7ee9" officeooo:paragraph-rsid="003a7ee9"/>
    </style:style>
    <style:style style:name="P10" style:family="paragraph" style:parent-style-name="Text_20_body" style:master-page-name="">
      <loext:graphic-properties draw:fill="none"/>
      <style:paragraph-properties fo:margin-left="0.25in" fo:margin-right="0in" fo:margin-top="0in" fo:margin-bottom="0.0972in" style:contextual-spacing="false" fo:line-height="115%" fo:text-indent="0.1252in" style:auto-text-indent="false" style:page-number="auto" fo:background-color="transparent"/>
    </style:style>
    <style:style style:name="P11" style:family="paragraph" style:parent-style-name="Text_20_body">
      <loext:graphic-properties draw:fill="none"/>
      <style:paragraph-properties fo:margin-left="0.25in" fo:margin-right="0in" fo:margin-top="0in" fo:margin-bottom="0.0972in" style:contextual-spacing="false" fo:line-height="115%" fo:text-indent="0.1252in" style:auto-text-indent="false" fo:background-color="transparent"/>
      <style:text-properties officeooo:paragraph-rsid="00353ef0"/>
    </style:style>
    <style:style style:name="P12" style:family="paragraph" style:parent-style-name="Text_20_body">
      <loext:graphic-properties draw:fill="none"/>
      <style:paragraph-properties fo:margin-left="0.25in" fo:margin-right="0in" fo:margin-top="0in" fo:margin-bottom="0.0972in" style:contextual-spacing="false" fo:line-height="115%" fo:text-indent="0.1252in" style:auto-text-indent="false" fo:background-color="transparent"/>
    </style:style>
    <style:style style:name="P13" style:family="paragraph" style:parent-style-name="Text_20_body">
      <loext:graphic-properties draw:fill="none"/>
      <style:paragraph-properties fo:margin-left="0.25in" fo:margin-right="0in" fo:margin-top="0in" fo:margin-bottom="0.0972in" style:contextual-spacing="false" fo:line-height="115%" fo:text-indent="0.1252in" style:auto-text-indent="false" fo:background-color="transparent"/>
      <style:text-properties officeooo:paragraph-rsid="003c3838"/>
    </style:style>
    <style:style style:name="P14" style:family="paragraph" style:parent-style-name="Text_20_body">
      <loext:graphic-properties draw:fill="none"/>
      <style:paragraph-properties fo:margin-left="0.25in" fo:margin-right="0in" fo:margin-top="0in" fo:margin-bottom="0.0972in" style:contextual-spacing="false" fo:line-height="115%" fo:text-indent="0.1252in" style:auto-text-indent="false" fo:background-color="transparent"/>
      <style:text-properties officeooo:rsid="00353ef0" officeooo:paragraph-rsid="00353ef0"/>
    </style:style>
    <style:style style:name="P15" style:family="paragraph" style:parent-style-name="Text_20_body">
      <loext:graphic-properties draw:fill="none"/>
      <style:paragraph-properties fo:margin-left="0.25in" fo:margin-right="0in" fo:margin-top="0in" fo:margin-bottom="0.0972in" style:contextual-spacing="false" fo:line-height="115%" fo:text-indent="0.1252in" style:auto-text-indent="false" fo:background-color="transparent"/>
      <style:text-properties fo:font-weight="bold" officeooo:rsid="003c9ba9" officeooo:paragraph-rsid="003c9ba9" style:font-weight-asian="bold" style:font-weight-complex="bold"/>
    </style:style>
    <style:style style:name="P16" style:family="paragraph" style:parent-style-name="Text_20_body" style:master-page-name="">
      <loext:graphic-properties draw:fill="none"/>
      <style:paragraph-properties fo:margin-left="0.25in" fo:margin-right="0.0618in" fo:margin-top="0in" fo:margin-bottom="0.0972in" style:contextual-spacing="false" fo:line-height="115%" fo:text-indent="0.1866in" style:auto-text-indent="false" style:page-number="auto" fo:background-color="transparent">
        <style:tab-stops>
          <style:tab-stop style:position="0.0626in"/>
        </style:tab-stops>
      </style:paragraph-properties>
    </style:style>
    <style:style style:name="T1" style:family="text">
      <style:text-properties officeooo:rsid="0018b2f4"/>
    </style:style>
    <style:style style:name="T2" style:family="text">
      <style:text-properties officeooo:rsid="00197cb7"/>
    </style:style>
    <style:style style:name="T3" style:family="text">
      <style:text-properties officeooo:rsid="001bac72"/>
    </style:style>
    <style:style style:name="T4" style:family="text">
      <style:text-properties officeooo:rsid="001bd20b"/>
    </style:style>
    <style:style style:name="T5" style:family="text">
      <style:text-properties officeooo:rsid="001daab3"/>
    </style:style>
    <style:style style:name="T6" style:family="text">
      <style:text-properties officeooo:rsid="001e59b1"/>
    </style:style>
    <style:style style:name="T7" style:family="text">
      <style:text-properties officeooo:rsid="002032a3"/>
    </style:style>
    <style:style style:name="T8" style:family="text">
      <style:text-properties officeooo:rsid="00247010"/>
    </style:style>
    <style:style style:name="T9" style:family="text">
      <style:text-properties officeooo:rsid="0025043c"/>
    </style:style>
    <style:style style:name="T10" style:family="text">
      <style:text-properties officeooo:rsid="0025d9e3"/>
    </style:style>
    <style:style style:name="T11" style:family="text">
      <style:text-properties officeooo:rsid="00279170"/>
    </style:style>
    <style:style style:name="T12" style:family="text">
      <style:text-properties officeooo:rsid="00286a76"/>
    </style:style>
    <style:style style:name="T13" style:family="text">
      <style:text-properties officeooo:rsid="0028e69b"/>
    </style:style>
    <style:style style:name="T14" style:family="text">
      <style:text-properties officeooo:rsid="002a3a9f"/>
    </style:style>
    <style:style style:name="T15" style:family="text">
      <style:text-properties officeooo:rsid="002bb9b4"/>
    </style:style>
    <style:style style:name="T16" style:family="text">
      <style:text-properties officeooo:rsid="002d09b7"/>
    </style:style>
    <style:style style:name="T17" style:family="text">
      <style:text-properties officeooo:rsid="0032bf39"/>
    </style:style>
    <style:style style:name="T18" style:family="text">
      <style:text-properties officeooo:rsid="00339889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5043c" style:font-weight-asian="normal" style:font-weight-complex="normal"/>
    </style:style>
    <style:style style:name="T22" style:family="text">
      <style:text-properties fo:font-weight="normal" officeooo:rsid="00286a76" style:font-weight-asian="normal" style:font-weight-complex="normal"/>
    </style:style>
    <style:style style:name="T23" style:family="text">
      <style:text-properties fo:font-weight="normal" officeooo:rsid="003d7678" style:font-weight-asian="normal" style:font-weight-complex="normal"/>
    </style:style>
    <style:style style:name="T24" style:family="text">
      <style:text-properties officeooo:rsid="0033f40f"/>
    </style:style>
    <style:style style:name="T25" style:family="text">
      <style:text-properties officeooo:rsid="00351ed2"/>
    </style:style>
    <style:style style:name="T26" style:family="text">
      <style:text-properties officeooo:rsid="00353ef0"/>
    </style:style>
    <style:style style:name="T27" style:family="text">
      <style:text-properties officeooo:rsid="003663a3"/>
    </style:style>
    <style:style style:name="T28" style:family="text">
      <style:text-properties officeooo:rsid="0039dce5"/>
    </style:style>
    <style:style style:name="T29" style:family="text">
      <style:text-properties officeooo:rsid="003a46ef"/>
    </style:style>
    <style:style style:name="T30" style:family="text">
      <style:text-properties officeooo:rsid="003a7ee9"/>
    </style:style>
    <style:style style:name="T31" style:family="text">
      <style:text-properties officeooo:rsid="003c38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Line94387688505392">
          <table:table-cell table:style-name="Table1.A1" office:value-type="string">
            <text:p text:style-name="P5"><text:span text:style-name="T1">Junior devops</text:span></text:p>
            <text:p text:style-name="P5"><text:span text:style-name="T1">Junior/</text:span><text:span text:style-name="T2">Middle </text:span><text:span text:style-name="T8">python </text:span><text:span text:style-name="T2">dev</text:span><text:span text:style-name="T8">e</text:span><text:span text:style-name="T2">loper</text:span></text:p>
          </table:table-cell>
          <table:table-cell table:style-name="Table1.A1" office:value-type="string">
            <text:p text:style-name="P6">Michael Prokopenko</text:p>
            <text:p text:style-name="P6">Male, 32</text:p>
            <text:p text:style-name="P7"><text:a xlink:type="simple" xlink:href="https://www.linkedin.com/in/ligzer" text:style-name="Internet_20_link" text:visited-style-name="Visited_20_Internet_20_Link">linkedin.com/in/ligzer</text:a></text:p>
            <text:p text:style-name="P6"><text:a xlink:type="simple" xlink:href="mailto:mike.pro@alexsupport.org" text:style-name="Internet_20_link" text:visited-style-name="Visited_20_Internet_20_Link"><text:span text:style-name="T27">mike.pro</text:span></text:a><text:a xlink:type="simple" xlink:href="mailto:mike.pro@alexsupport.org" text:style-name="Internet_20_link" text:visited-style-name="Visited_20_Internet_20_Link">@alexsupport.org</text:a></text:p>
            <text:p text:style-name="P6"><text:a xlink:type="simple" xlink:href="https://t.me/ligzer" text:style-name="Internet_20_link" text:visited-style-name="Visited_20_Internet_20_Link">t.me/ligzer</text:a></text:p>
          </table:table-cell>
        </table:table-row>
      </table:table>
      <text:p text:style-name="P4"/>
      <text:p text:style-name="P16">I worked for 4 years in Bauman Moscow Statement University as system <text:span text:style-name="T4">and network</text:span> administrator.<text:span text:style-name="T7"> </text:span><text:span text:style-name="T4">For next </text:span><text:span text:style-name="T5">1</text:span><text:span text:style-name="T26">0</text:span><text:span text:style-name="T5"> years i worked in little</text:span><text:span text:style-name="T29"> </text:span><text:span text:style-name="T5">company, grown up from it-department of restaurant </text:span><text:span text:style-name="T6">manag</text:span><text:span text:style-name="T8">e</text:span><text:span text:style-name="T6">ment</text:span><text:span text:style-name="T5"> company.</text:span></text:p>
      <text:p text:style-name="P10"/>
      <text:p text:style-name="P13"><text:span text:style-name="T19">DevOps:<text:line-break/></text:span><text:span text:style-name="T10">GitLab CI/</text:span><text:span text:style-name="T16">Vagrant/</text:span><text:span text:style-name="T26">A</text:span><text:span text:style-name="T16">nsible/</text:span><text:span text:style-name="T12">Proxmox/</text:span><text:span text:style-name="T31">ESXi</text:span><text:span text:style-name="T12">/SQL/</text:span><text:span text:style-name="T10">Sentry/</text:span><text:span text:style-name="T13">Systemd/</text:span><text:span text:style-name="T14">Docker/</text:span><text:span text:style-name="T26">Zabbix</text:span></text:p>
      <text:p text:style-name="P11"><text:span text:style-name="T19">Python:<text:line-break/></text:span>Django/<text:span text:style-name="T10">Celery/DRFM</text:span></text:p>
      <text:p text:style-name="P12"><text:span text:style-name="T19">C++:<text:line-break/></text:span>Qt/<text:span text:style-name="T14">Poco</text:span></text:p>
      <text:p text:style-name="P12"><text:span text:style-name="T19">JS:<text:line-break/></text:span>React/Redux</text:p>
      <text:p text:style-name="P11"><text:span text:style-name="T19">Linux:<text:line-break/></text:span><text:span text:style-name="T14">nginx</text:span>/lvm/<text:span text:style-name="T13">mraid/</text:span><text:span text:style-name="T15">iptables</text:span></text:p>
      <text:p text:style-name="P14"><text:span text:style-name="T19">Network management:<text:line-break/></text:span>Mikrotik</text:p>
      <text:p text:style-name="P15">Language:<text:line-break/><text:span text:style-name="T20">Russian – native<text:line-break/>English </text:span><text:span text:style-name="T23">text – B2<text:line-break/>English speech - A2</text:span></text:p>
      <text:p text:style-name="P8"/>
      <text:p text:style-name="P1">Work Experience:</text:p>
      <text:p text:style-name="P2">There’s no certain position <text:span text:style-name="T17">in projects</text:span>, because in our little company <text:span text:style-name="T17">of</text:span> 5 employers, <text:span text:style-name="T18">I develop internal tools and</text:span> <text:span text:style-name="T28">full life-cycle</text:span> was on me.</text:p>
      <text:p text:style-name="P3"><text:span text:style-name="T21">Planus </text:span><text:span text:style-name="T9">– tool for </text:span><text:span text:style-name="T18">syncronization</text:span><text:span text:style-name="T9"> </text:span><text:span text:style-name="T10">different</text:span><text:span text:style-name="T9"> services. </text:span><text:span text:style-name="T11">Integrate </text:span><text:span text:style-name="T18">with</text:span><text:span text:style-name="T11"> Asterisk via AGI, Telegram </text:span><text:span text:style-name="T31">as interface </text:span><text:span text:style-name="T11">for control pbx, Telegram for contacting with clients, </text:span><text:span text:style-name="T31">syncronize tickets from</text:span><text:span text:style-name="T11"> ticket systems(ManageEngine, client self-written, megaplan.ru, okdesk.ru). Also it perform functions of password store </text:span><text:span text:style-name="T12">and</text:span><text:span text:style-name="T11"> centralized </text:span><text:span text:style-name="T12">management/monitoring tool for windows-computers outside of stable infrastructure.</text:span><text:span text:style-name="T9"> <text:line-break/></text:span><text:span text:style-name="T12">It was d</text:span><text:span text:style-name="T9">eveloped on python, also used c++ for windows-agents, </text:span><text:span text:style-name="T18">js for front-end</text:span><text:span text:style-name="T9">. </text:span><text:span text:style-name="T12">Used django, celery, sentry, drfm.<text:line-break/></text:span><text:span text:style-name="T18">M</text:span><text:span text:style-name="T13">anual </text:span><text:span text:style-name="T18">deployed</text:span><text:span text:style-name="T13"> on proxmox, using lxc, </text:span><text:span text:style-name="T14">postrgres</text:span><text:span text:style-name="T13">. </text:span><text:span text:style-name="T31">Early was deployed on ESXi</text:span></text:p>
      <text:p text:style-name="P2"><text:span text:style-name="T22">PyCards</text:span><text:span text:style-name="T12"> – simple loyalty system </text:span><text:span text:style-name="T13">for restaurants,</text:span><text:span text:style-name="T12"> </text:span><text:span text:style-name="T13">replacing native one. Wroten on python, </text:span><text:span text:style-name="T18">js</text:span><text:span text:style-name="T13"> and c++ for dll-integration. Used django, drfm, Qt, sqlite, </text:span><text:span text:style-name="T25">React, Redux</text:span><text:span text:style-name="T13">. </text:span><text:span text:style-name="T30">Deployed by docker.</text:span></text:p>
      <text:p text:style-name="P9">Telegram bot for table reserving – python, mongodb.</text:p>
      <text:p text:style-name="P2">Deployment of windows images by linux tools using network broadcast. Used to prepare computer classes in university <text:span text:style-name="T25">in 200</text:span><text:span text:style-name="T31">9</text:span><text:span text:style-name="T25">.</text:span></text:p>
      <text:p text:style-name="P2">VNC multicast translations <text:span text:style-name="T25">in localnet</text:span> – used <text:span text:style-name="T9">for teaching </text:span><text:span text:style-name="T12">in university </text:span><text:span text:style-name="T25">in 200</text:span><text:span text:style-name="T31">9</text:span><text:span text:style-name="T9">.</text:span></text:p>
      <text:p text:style-name="P2">Universal it-support – help<text:span text:style-name="T10">ing</text:span> <text:span text:style-name="T10">client </text:span>users to solve any it questions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0311in" fo:margin-right="0.84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17:22:58.438335732</meta:creation-date>
    <meta:editing-duration>PT2H56M8S</meta:editing-duration>
    <meta:editing-cycles>5</meta:editing-cycles>
    <meta:generator>LibreOffice/7.0.4.2$Linux_X86_64 LibreOffice_project/00$Build-2</meta:generator>
    <dc:date>2022-03-21T18:48:22.651784769</dc:date>
    <meta:document-statistic meta:table-count="1" meta:image-count="0" meta:object-count="0" meta:page-count="2" meta:paragraph-count="23" meta:word-count="247" meta:character-count="1850" meta:non-whitespace-character-count="1618"/>
  </office:meta>
</office:document-meta>
</file>